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1E0000001D231F025A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Text_20_body">
      <style:text-properties officeooo:paragraph-rsid="01a5048e"/>
    </style:style>
    <style:style style:name="P4" style:family="paragraph" style:parent-style-name="Heading_20_4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974163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10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4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5" style:family="paragraph" style:parent-style-name="Heading_20_4">
      <style:paragraph-properties fo:margin-top="0.0437in" fo:margin-bottom="0.0437in" style:contextual-spacing="false"/>
      <style:text-properties fo:font-size="10pt" officeooo:paragraph-rsid="0195bc6a" style:font-size-asian="10pt" style:font-size-complex="10pt"/>
    </style:style>
    <style:style style:name="P16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8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acee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aafd42" officeooo:paragraph-rsid="01aafd42" style:font-size-asian="9pt" style:font-size-complex="9pt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5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7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snap-to-layout-grid="false"/>
      <style:text-properties style:font-name="Arial" officeooo:paragraph-rsid="015db34e"/>
    </style:style>
    <style:style style:name="P29" style:family="paragraph" style:parent-style-name="Standard">
      <style:paragraph-properties style:snap-to-layout-grid="false"/>
      <style:text-properties fo:color="#000000" loext:opacity="100%" style:font-name="Arial" fo:font-size="9pt" fo:font-weight="normal" officeooo:paragraph-rsid="015db34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style:snap-to-layout-grid="false"/>
      <style:text-properties style:font-name="Arial" fo:font-size="9pt" officeooo:paragraph-rsid="019aa9ee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officeooo:rsid="019d61a5"/>
    </style:style>
    <style:style style:name="T6" style:family="text">
      <style:text-properties style:text-underline-style="none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style:text-underline-style="none" officeooo:rsid="015e9b47" style:font-size-asian="9pt" style:font-size-complex="9pt"/>
    </style:style>
    <style:style style:name="T9" style:family="text">
      <style:text-properties fo:color="#0000cc" loext:opacity="100%" fo:font-size="9pt" style:text-underline-style="none" style:font-size-asian="9pt" style:font-size-complex="9pt"/>
    </style:style>
    <style:style style:name="T10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a23f09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8" style:family="text">
      <style:text-properties fo:font-weight="normal" officeooo:rsid="0155a222" style:font-weight-asian="normal" style:font-weight-complex="normal"/>
    </style:style>
    <style:style style:name="T19" style:family="text">
      <style:text-properties fo:font-weight="normal" officeooo:rsid="0182ed81" style:font-weight-asian="normal" style:font-weight-complex="normal"/>
    </style:style>
    <style:style style:name="T20" style:family="text">
      <style:text-properties fo:font-weight="normal" officeooo:rsid="0155f4d3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37b1a5" style:font-weight-asian="normal" style:font-weight-complex="normal"/>
    </style:style>
    <style:style style:name="T23" style:family="text">
      <style:text-properties fo:font-weight="normal" officeooo:rsid="01530e75" style:font-weight-asian="normal" style:font-weight-complex="normal"/>
    </style:style>
    <style:style style:name="T24" style:family="text">
      <style:text-properties fo:font-weight="normal" officeooo:rsid="0155f956" style:font-weight-asian="normal" style:font-weight-complex="normal"/>
    </style:style>
    <style:style style:name="T25" style:family="text">
      <style:text-properties fo:font-weight="normal" officeooo:rsid="0183ae03" style:font-weight-asian="normal" style:font-weight-complex="normal"/>
    </style:style>
    <style:style style:name="T26" style:family="text">
      <style:text-properties fo:font-weight="normal" officeooo:rsid="00b4f557" style:font-weight-asian="normal" style:font-weight-complex="normal"/>
    </style:style>
    <style:style style:name="T27" style:family="text">
      <style:text-properties fo:font-weight="normal" officeooo:rsid="016a93ab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182ed81"/>
    </style:style>
    <style:style style:name="T30" style:family="text">
      <style:text-properties officeooo:rsid="018b396f"/>
    </style:style>
    <style:style style:name="T31" style:family="text">
      <style:text-properties officeooo:rsid="0155a222"/>
    </style:style>
    <style:style style:name="T32" style:family="text">
      <style:text-properties officeooo:rsid="01383ac9"/>
    </style:style>
    <style:style style:name="T33" style:family="text">
      <style:text-properties fo:font-variant="normal" fo:text-transform="none" fo:color="#000000" loext:opacity="100%" fo:letter-spacing="normal" officeooo:rsid="017029d3"/>
    </style:style>
    <style:style style:name="T34" style:family="text">
      <style:text-properties officeooo:rsid="016844ff"/>
    </style:style>
    <style:style style:name="T35" style:family="text">
      <style:text-properties officeooo:rsid="015faa37"/>
    </style:style>
    <style:style style:name="T36" style:family="text">
      <style:text-properties fo:font-weight="normal" officeooo:rsid="01593d21" style:font-weight-asian="normal" style:font-weight-complex="normal"/>
    </style:style>
    <style:style style:name="T37" style:family="text">
      <style:text-properties fo:font-weight="normal" officeooo:rsid="01974163" style:font-weight-asian="normal" style:font-weight-complex="normal"/>
    </style:style>
    <style:style style:name="T38" style:family="text">
      <style:text-properties fo:font-weight="normal" officeooo:rsid="0188ae64" style:font-weight-asian="normal" style:font-weight-complex="normal"/>
    </style:style>
    <style:style style:name="T39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0" style:family="text">
      <style:text-properties fo:color="#000000" loext:opacity="100%" style:font-name="Verdana" fo:font-size="11pt" officeooo:rsid="017f2b14" style:font-size-asian="11pt" style:font-size-complex="11pt"/>
    </style:style>
    <style:style style:name="T41" style:family="text">
      <style:text-properties officeooo:rsid="018dc847"/>
    </style:style>
    <style:style style:name="T42" style:family="text">
      <style:text-properties officeooo:rsid="0098a64e"/>
    </style:style>
    <style:style style:name="T43" style:family="text">
      <style:text-properties officeooo:rsid="0195bc6a"/>
    </style:style>
    <style:style style:name="T44" style:family="text">
      <style:text-properties officeooo:rsid="01b35e57"/>
    </style:style>
    <style:style style:name="T45" style:family="text">
      <style:text-properties officeooo:rsid="00c4b99f"/>
    </style:style>
    <style:style style:name="T46" style:family="text">
      <style:text-properties officeooo:rsid="00e48725"/>
    </style:style>
    <style:style style:name="T47" style:family="text">
      <style:text-properties officeooo:rsid="015b402e"/>
    </style:style>
    <style:style style:name="T48" style:family="text">
      <style:text-properties officeooo:rsid="01a77d73"/>
    </style:style>
    <style:style style:name="T49" style:family="text">
      <style:text-properties officeooo:rsid="019c20db"/>
    </style:style>
    <style:style style:name="T50" style:family="text">
      <style:text-properties officeooo:rsid="01b10eb4"/>
    </style:style>
    <style:style style:name="T51" style:family="text">
      <style:text-properties officeooo:rsid="01af4430"/>
    </style:style>
    <style:style style:name="T52" style:family="text">
      <style:text-properties officeooo:rsid="011f83a9"/>
    </style:style>
    <style:style style:name="T53" style:family="text">
      <style:text-properties officeooo:rsid="0163594c"/>
    </style:style>
    <style:style style:name="T54" style:family="text">
      <style:text-properties officeooo:rsid="01530e75"/>
    </style:style>
    <style:style style:name="T55" style:family="text">
      <style:text-properties officeooo:rsid="013f3f46"/>
    </style:style>
    <style:style style:name="T56" style:family="text">
      <style:text-properties officeooo:rsid="014c222f"/>
    </style:style>
    <style:style style:name="T57" style:family="text">
      <style:text-properties officeooo:rsid="014cd8db"/>
    </style:style>
    <style:style style:name="T58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9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0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1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2" style:family="text">
      <style:text-properties fo:color="#000000" loext:opacity="100%" fo:font-size="9pt" officeooo:rsid="015f1651" style:font-size-asian="9pt" style:font-size-complex="9pt"/>
    </style:style>
    <style:style style:name="T63" style:family="text">
      <style:text-properties fo:color="#000000" loext:opacity="100%" fo:font-size="9pt" officeooo:rsid="014658f8" style:font-size-asian="9pt" style:font-size-complex="9pt"/>
    </style:style>
    <style:style style:name="T64" style:family="text">
      <style:text-properties fo:color="#000000" loext:opacity="100%" fo:font-size="9pt" officeooo:rsid="0140798a" style:font-size-asian="9pt" style:font-size-complex="9pt"/>
    </style:style>
    <style:style style:name="T65" style:family="text">
      <style:text-properties fo:color="#000000" loext:opacity="100%" fo:font-size="9pt" officeooo:rsid="01aafd42" style:font-size-asian="9pt" style:font-size-complex="9pt"/>
    </style:style>
    <style:style style:name="T66" style:family="text">
      <style:text-properties fo:color="#000000" loext:opacity="100%" fo:font-size="9pt" officeooo:rsid="0141beae" style:font-size-asian="9pt" style:font-size-complex="9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officeooo:rsid="01ad4e09"/>
    </style:style>
    <style:style style:name="T69" style:family="text">
      <style:text-properties officeooo:rsid="015cb31b"/>
    </style:style>
    <style:style style:name="T70" style:family="text">
      <style:text-properties officeooo:rsid="01aafd42"/>
    </style:style>
    <style:style style:name="T71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72" style:family="text">
      <style:text-properties fo:font-size="11pt" fo:font-weight="bold" officeooo:rsid="01945e7e" style:font-size-asian="11pt" style:font-weight-asian="bold" style:font-size-complex="11pt" style:font-weight-complex="bold"/>
    </style:style>
    <style:style style:name="T73" style:family="text">
      <style:text-properties fo:font-weight="bold" officeooo:rsid="01945e7e" style:font-weight-asian="bold" style:font-weight-complex="bold"/>
    </style:style>
    <style:style style:name="T74" style:family="text">
      <style:text-properties officeooo:rsid="011e68a8"/>
    </style:style>
    <style:style style:name="T75" style:family="text">
      <style:text-properties officeooo:rsid="00dbd22b"/>
    </style:style>
    <style:style style:name="T76" style:family="text">
      <style:text-properties fo:language="en" fo:country="US" officeooo:rsid="013abff9" style:font-name-asian="Times New Roman" style:language-asian="zxx" style:country-asian="none" style:font-name-complex="Times New Roman" style:language-complex="ar" style:country-complex="SA"/>
    </style:style>
    <style:style style:name="T77" style:family="text">
      <style:text-properties fo:language="en" fo:country="US" officeooo:rsid="014513f9" style:font-name-asian="Times New Roman" style:language-asian="zxx" style:country-asian="none" style:font-name-complex="Times New Roman" style:language-complex="ar" style:country-complex="SA"/>
    </style:style>
    <style:style style:name="T78" style:family="text">
      <style:text-properties fo:language="en" fo:country="US" officeooo:rsid="015faa37" style:font-name-asian="Times New Roman" style:language-asian="zxx" style:country-asian="none" style:font-name-complex="Times New Roman" style:language-complex="ar" style:country-complex="SA"/>
    </style:style>
    <style:style style:name="T79" style:family="text">
      <style:text-properties fo:color="#000000" loext:opacity="100%" fo:font-size="11pt" fo:font-weight="normal" officeooo:rsid="0178c18e" style:font-size-asian="11pt" style:font-weight-asian="normal" style:font-size-complex="11pt" style:font-weight-complex="normal"/>
    </style:style>
    <style:style style:name="T80" style:family="text">
      <style:text-properties fo:color="#000000" loext:opacity="100%" fo:font-weight="normal" officeooo:rsid="0178c18e" style:font-weight-asian="normal" style:font-weight-complex="normal"/>
    </style:style>
    <style:style style:name="T81" style:family="text">
      <style:text-properties fo:font-weight="normal" officeooo:rsid="0178c18e" style:font-weight-asian="normal" style:font-weight-complex="normal"/>
    </style:style>
    <style:style style:name="T82" style:family="text">
      <style:text-properties fo:font-weight="normal" officeooo:rsid="0153f493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 </text:span><text:span text:style-name="T5">34652</text:span><text:span text:style-name="T2"> </text:span>| <text:span text:style-name="Internet_20_link"><text:span text:style-name="T6">✉️ </text:span></text:span><text:a xlink:type="simple" xlink:href="mailto:bruce.ingalls@gmail.com" text:style-name="Internet_20_link" text:visited-style-name="Visited_20_Internet_20_Link"><text:span text:style-name="Internet_20_link"><text:span text:style-name="T7">bruce.ingalls </text:span></text:span><text:span text:style-name="Internet_20_link"><text:span text:style-name="T8">@</text:span></text:span><text:span text:style-name="Internet_20_link"><text:span text:style-name="T7"> gmail</text:span></text:span></text:a><text:span text:style-name="T7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9"><text:s/></text:span><text:a xlink:type="simple" xlink:href="https://bingalls.github.io/" text:style-name="Internet_20_link" text:visited-style-name="Visited_20_Internet_20_Link"><text:span text:style-name="T10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1">S</text:span></text:span><text:span text:style-name="Internet_20_link"><text:span text:style-name="T12">UMMARY</text:span></text:span><text:span text:style-name="Internet_20_link"><text:span text:style-name="T11"><text:tab/></text:span></text:span><text:span text:style-name="Internet_20_link"><text:span text:style-name="T13">Full Stack Engineer with over 10 years of PHP / Laravel and JavaScript.</text:span></text:span></text:h>
      <text:p text:style-name="P3"><text:span text:style-name="Internet_20_link"><text:span text:style-name="T14">A founding member of NY Web Performance group &amp; certified in security. From critical Fortune 500 enterprises to urgent startups, I've innovated QA test plans, CI/CD, agile project management &amp; fresh responsive mobile UX to delight customers on over a hundred websites &amp; apps from design to deploy. I pitch in, where others dread to tread; namely testing &amp; docs, using my communication skills as a former teacher.</text:span></text:span></text:p>
      <text:h text:style-name="P4" text:outline-level="4"><text:span text:style-name="T15">⛭ S</text:span><text:span text:style-name="T16">kills over </text:span><text:span text:style-name="T17">10 years </text:span><text:span text:style-name="T15">&amp; recent</text:span></text:h>
      <text:p text:style-name="P5">⭐️⭐️<text:tab/><text:span text:style-name="T18">Bootstrap; </text:span><text:span text:style-name="T19">HTML5; </text:span><text:span text:style-name="T18">SASS; Tailwind</text:span><text:span text:style-name="T20">CSS</text:span></text:p>
      <text:p text:style-name="P6">⭐️⭐️<text:tab/><text:span text:style-name="T21">JavaScrip</text:span><text:span text:style-name="T22">t; </text:span><text:span text:style-name="T18">jQuery</text:span><text:span text:style-name="T22">;</text:span><text:span text:style-name="T23"> Node.js</text:span><text:span text:style-name="T18">; TypeScript</text:span></text:p>
      <text:p text:style-name="P7">⭐️⭐️<text:tab/><text:span text:style-name="T18">Linux system admin; </text:span><text:span text:style-name="T20">Bash; </text:span><text:span text:style-name="T24">CI/CD; </text:span><text:span text:style-name="T20">Git </text:span><text:span text:style-name="T25">Flow</text:span></text:p>
      <text:p text:style-name="P8">⭐️⭐️<text:tab/><text:span text:style-name="T18">My</text:span><text:span text:style-name="T26">S</text:span><text:span text:style-name="T22">QL; </text:span><text:span text:style-name="T27">Redis; </text:span><text:span text:style-name="T25">OOP Object Oriented Programming</text:span></text:p>
      <text:p text:style-name="P9"><text:span text:style-name="T28">⭐️⭐️<text:tab/></text:span>PH<text:span text:style-name="T29">P</text:span><text:span text:style-name="T30">8</text:span><text:span text:style-name="T29">;</text:span><text:span text:style-name="T31"> </text:span><text:span text:style-name="T32">Laravel / </text:span><text:span text:style-name="T29">Symfony; LAMP</text:span></text:p>
      <text:h text:style-name="P10" text:outline-level="4"><text:span text:style-name="T33">⛭ </text:span><text:span text:style-name="T34">S</text:span><text:span text:style-name="T35">kills under</text:span> 10 years <text:span text:style-name="T34">or less recent</text:span></text:h>
      <text:p text:style-name="P11">⭐️<text:span text:style-name="T21"><text:tab/></text:span><text:span text:style-name="T20">Alpine; Livewire; React; Vue</text:span></text:p>
      <text:p text:style-name="P12">⭐️<text:span text:style-name="T21"><text:tab/></text:span><text:span text:style-name="T20">Amazon AWS; Azure; </text:span><text:span text:style-name="T36">Docker; </text:span><text:span text:style-name="T24">Terraform; Vagrant</text:span></text:p>
      <text:p text:style-name="P7">⭐️<text:span text:style-name="T21"><text:tab/></text:span><text:span text:style-name="T20">C; C++; C#; Dot Net; </text:span><text:span text:style-name="T27">Java</text:span></text:p>
      <text:p text:style-name="P5">⭐️<text:span text:style-name="T21"><text:tab/></text:span><text:span text:style-name="T24">DBA; </text:span><text:span text:style-name="T37">DynamoDB; </text:span><text:span text:style-name="T24">MongoDB; Oracle; SQL Server; etc</text:span></text:p>
      <text:p text:style-name="P6">⭐️<text:span text:style-name="T21"><text:tab/></text:span><text:span text:style-name="T24">Testing: </text:span><text:span text:style-name="T37">MSW; </text:span><text:span text:style-name="T38">Pest; PhpU</text:span><text:span text:style-name="T27">nit</text:span><text:span text:style-name="T24">; Playwright; </text:span><text:span text:style-name="T37">Postman; </text:span><text:span text:style-name="T24">Selenium</text:span></text:p>
      <text:p text:style-name="P13"><text:span text:style-name="T39"/></text:p>
      <text:h text:style-name="P14" text:outline-level="2">👔 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4"><text:span text:style-name="T40">👔 </text:span><text:span text:style-name="T41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6"><text:span text:style-name="T42">Laravel PHP</text:span><text:span text:style-name="T30">8</text:span><text:span text:style-name="T42">, </text:span><text:span text:style-name="T43">Node.</text:span><text:span text:style-name="T44">js</text:span><text:span text:style-name="T43">, React, </text:span><text:span text:style-name="T45">B</text:span><text:span text:style-name="T46">ootstrap </text:span><text:span text:style-name="T47">for billing website </text:span><text:span text:style-name="T48">of bulk ISP service</text:span><text:span text:style-name="T47"> </text:span><text:span text:style-name="T48">across USA</text:span></text:p>
          </table:table-cell>
        </table:table-row>
      </table:table>
      <text:list text:style-name="L1">
        <text:list-item>
          <text:p text:style-name="P17">Reduced &gt;20 second home page load time to &lt; 6 sec, critical to customer satisfaction.</text:p>
        </text:list-item>
        <text:list-item>
          <text:p text:style-name="P17">Created UX tactics to replace customer support, enabling immediate self-service.</text:p>
        </text:list-item>
        <text:list-item>
          <text:p text:style-name="P17">Automated tests in Playwright <text:span text:style-name="T49">&amp; Postman </text:span>improved quality and time to market.</text:p>
        </text:list-item>
        <text:list-item>
          <text:p text:style-name="P17">Resolved a<text:span text:style-name="T50">n </text:span>API architectural fault <text:span text:style-name="T50">that </text:span>vex<text:span text:style-name="T50">ed</text:span> <text:span text:style-name="T50">staff</text:span> for years. ~10ms faster response also <text:span text:style-name="T51">improved</text:span> security audit.</text:p>
        </text:list-item>
        <text:list-item>
          <text:p text:style-name="P17">Replaced PDF-lib with modern CSS, resulting in faster, mainta<text:span text:style-name="T41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5" text:outline-level="4"><text:span text:style-name="T40">👔 </text:span><text:span text:style-name="T41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8"><text:span text:style-name="T42">Laravel / PHP</text:span><text:span text:style-name="T30">7</text:span><text:span text:style-name="T42">, </text:span><text:span text:style-name="T52">AWS, </text:span><text:span text:style-name="T53">C#, Java, </text:span><text:span text:style-name="T54">JavaScript, </text:span><text:span text:style-name="T55">MongoDB, </text:span><text:span text:style-name="T54">Node.js, </text:span><text:span text:style-name="T55">React, </text:span><text:span text:style-name="T56">Redis, </text:span><text:span text:style-name="T57">Terraform, </text:span><text:span text:style-name="T55">Vue</text:span></text:p>
          </table:table-cell>
        </table:table-row>
      </table:table>
      <text:p text:style-name="P19"><text:span text:style-name="T58">Clients:<text:tab/> <text:s text:c="4"/></text:span><text:span text:style-name="T59">Consumer Reports, Helix</text:span><text:span text:style-name="T60">, </text:span><text:span text:style-name="T61">K. Gibbs School</text:span><text:span text:style-name="T60">, </text:span><text:span text:style-name="T59">Pearson, </text:span><text:span text:style-name="T60">Play Sports Live</text:span></text:p>
      <text:p text:style-name="P20"><text:span text:style-name="T62">Industries:</text:span><text:span text:style-name="T63"> <text:s text:c="2"/></text:span><text:span text:style-name="T64">E-commerce, </text:span><text:span text:style-name="T63">Finance, </text:span><text:span text:style-name="T65">Health, </text:span><text:span text:style-name="T64">Media </text:span><text:span text:style-name="T63">&amp;</text:span><text:span text:style-name="T64"> </text:span><text:span text:style-name="T66">Product Lifecycle Management</text:span></text:p>
      <text:list text:style-name="L2">
        <text:list-item>
          <text:p text:style-name="P21">Led management communications, creating agile issue tracking, git-flow &amp; CI/CD</text:p>
        </text:list-item>
        <text:list-item>
          <text:p text:style-name="P22">Cached Consumer Reports pages, speeding from hours to &lt; 6 sec.</text:p>
        </text:list-item>
        <text:list-item>
          <text:p text:style-name="P22">Optimized testing speeds to <text:span text:style-name="T67">triple performance,</text:span> <text:span text:style-name="T68">s</text:span>pe<text:span text:style-name="T68">e</text:span>d<text:span text:style-name="T68">ing</text:span> git commit <text:span text:style-name="T68">cycles</text:span></text:p>
        </text:list-item>
        <text:list-item>
          <text:p text:style-name="P22">Delivered distributed sports betting game in months to meet season kickoff.</text:p>
        </text:list-item>
        <text:list-item>
          <text:p text:style-name="P22">Refined communication skills by teaching classes. <text:span text:style-name="T68">Advanced</text:span> topics <text:span text:style-name="T68">included</text:span> IT security.</text:p>
        </text:list-item>
        <text:list-item>
          <text:p text:style-name="P22">Documented &amp; automated Docker to onboard new techs from one week to one day.</text:p>
        </text:list-item>
        <text:list-item>
          <text:p text:style-name="P23">Secur<text:span text:style-name="T51">ity</text:span> HIPAA, PCI/DSS, Sarbanes-Oxley (SOX2), etc compliance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5" text:outline-level="4"><text:span text:style-name="T40">👔 </text:span><text:span text:style-name="T41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4">PHP<text:span text:style-name="T30">5</text:span>, jQuery, Web Services <text:span text:style-name="T69">for national food delivery e-commerce</text:span></text:p>
          </table:table-cell>
        </table:table-row>
      </table:table>
      <text:list text:style-name="L3">
        <text:list-item>
          <text:p text:style-name="P25">Optimized PHP &amp; SQL for 50% speed increase, or double traffic.</text:p>
        </text:list-item>
        <text:list-item>
          <text:p text:style-name="P25">Adopted new CSS grid, reducing time to market by 15%, improving mobile usage.</text:p>
        </text:list-item>
        <text:list-item>
          <text:p text:style-name="P25">Integrated ReST APIs: <text:span text:style-name="T70">Authorize.net, </text:span>StrikeIron &amp; NOAA, <text:span text:style-name="T51">enhancing sales.</text:span></text:p>
        </text:list-item>
      </text:list>
      <text:h text:style-name="P26" text:outline-level="2">🎓 EDUCATION</text:h>
      <text:p text:style-name="P27">Rochester Institute Of Technology<text:span text:style-name="T21"><text:tab/>Computer Science</text:span></text:p>
      <text:p text:style-name="P28"><text:span text:style-name="T39">State University Of New Paltz</text:span><text:span text:style-name="T71"><text:tab/><text:tab/>B.S. Electrical Engineering</text:span></text:p>
      <text:p text:style-name="P29"/>
      <text:p text:style-name="P30"><text:span text:style-name="T72">🐧</text:span><text:span text:style-name="T73"> My </text:span><text:span text:style-name="T28">Open Source</text:span><text:span text:style-name="T74"><text:tab/> <text:s/>Ubuntu's</text:span><text:span text:style-name="T75"> JDK </text:span><text:span text:style-name="T35">package</text:span><text:span text:style-name="T75">;</text:span><text:span text:style-name="T76"> </text:span><text:span text:style-name="T77">GN</text:span><text:span text:style-name="T76">U/</text:span><text:span text:style-name="T78">Linux code</text:span><text:span text:style-name="T76">;</text:span><text:span text:style-name="T77"> Log4PHP drive</text:span><text:span text:style-name="T28">r</text:span></text:p>
      <text:p text:style-name="P30"><text:span text:style-name="T79">🎓</text:span><text:span text:style-name="T80"> </text:span><text:bookmark-start text:name="__DdeLink__430_678728385"/><text:span text:style-name="T81">B</text:span><text:bookmark-end text:name="__DdeLink__430_678728385"/><text:span text:style-name="T81">ilingual</text:span><text:span text:style-name="T21"> </text:span><text:span text:style-name="T81">English, </text:span><text:span text:style-name="T21">German, French. </text:span><text:span text:style-name="T81">Certified</text:span><text:span text:style-name="T21"> </text:span><text:span text:style-name="T82">Security+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9-16T20:38:31.435590000</dc:date>
    <meta:editing-cycles>457</meta:editing-cycles>
    <meta:editing-duration>P2DT16H15M23S</meta:editing-duration>
    <meta:generator>LibreOffice/25.8.1.1$MacOSX_AARCH64 LibreOffice_project/54047653041915e595ad4e45cccea684809c77b5</meta:generator>
    <meta:print-date>2025-09-16T20:20:07.825045000</meta:print-date>
    <meta:printed-by>PDF files: Bruce Ingalls</meta:printed-by>
    <dc:creator>Bruce Ingalls</dc:creator>
    <meta:document-statistic meta:table-count="3" meta:image-count="1" meta:object-count="0" meta:page-count="1" meta:paragraph-count="44" meta:word-count="504" meta:character-count="3186" meta:non-whitespace-character-count="2714"/>
    <meta:user-defined meta:name="Info 1"/>
    <meta:user-defined meta:name="Info 2"/>
    <meta:user-defined meta:name="Info 3"/>
    <meta:user-defined meta:name="Info 4"/>
  </office:meta>
</office:document-meta>
</file>